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3" style:font-name-asian="Times New Roman3" style:font-name-complex="Times New Roman3"/>
    </style:style>
    <style:style style:name="T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size="11pt" style:font-name-asian="Times New Roman1" style:font-size-asian="12pt" style:font-name-complex="Times New Roman1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26cm" svg:height="0.873cm" draw:z-index="0"><draw:image xlink:href="../../odt/images/3055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Сигнал больше уставки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1.773cm" svg:height="1.667cm" draw:z-index="0"><draw:image xlink:href="../../odt/images/3055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Блок представляет собой релейное звено с зоной нечувствительности: на выходе блок формирует логическую 1, если входной сигнал превысил значение уставки, и логический 0, если сигнал стал меньше уставки (с учетом зоны возврата, если она задана ненулевой):</text:p>
            <text:p text:style-name="P4"><text:span text:style-name="T4"><draw:frame draw:style-name="fr2" draw:name="Объект1" text:anchor-type="as-char" svg:width="6.468cm" svg:height="1.393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,</text:span></text:p>
            <text:p text:style-name="Text_20_body"><text:span text:style-name="T2">где</text:span><text:span text:style-name="T2"><draw:frame draw:style-name="fr2" draw:name="Объект2" text:anchor-type="as-char" svg:width="1.055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– входн</text:span><text:span text:style-name="T3">ой</text:span><text:span text:style-name="T2"> сигнал; </text:span><text:span text:style-name="T2"><draw:frame draw:style-name="fr2" draw:name="Объект3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– </text:span><text:span text:style-name="T3">выходной</text:span><text:span text:style-name="T2"> сигнал;</text:span><text:span text:style-name="T2"><draw:frame draw:style-name="fr2" draw:name="Объект4" text:anchor-type="as-char" svg:width="1.404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– величина </text:span><text:span text:style-name="T3">зоны возврата и уставка</text:span><text:span text:style-name="T2">.</text:span></text:p>
            <text:p text:style-name="Text_20_body">Блок представляет собой субмодель. Для того чтобы посмотреть структуру алгоритма – нажмите правой кнопкой «Действия» <text:span text:style-name="T1">→</text:span> «Войти в субмодель».</text:p>
            <text:p text:style-name="Text_20_body"><text:span text:style-name="T5">Свойства</text:span>:</text:p>
            <text:list xml:id="list9024114620779515516" text:style-name="L1">
              <text:list-item>
                <text:p text:style-name="P5">Уставка — величина уставки, с которой сравнивается входной сигнал. Другими словами, верхняя граница переключения релейного звена.</text:p>
              </text:list-item>
              <text:list-item>
                <text:p text:style-name="P5">Зона возврата — величина, которая вычитается из уставки для формирования нижней границы переключения релейного звен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гнал больше уставки</dc:title>
    <dc:date>2012-03-30T15:56:56.79</dc:date>
    <meta:generator>OpenOffice_Beta/4.1.0$Win32 OpenOffice.org_project/410m14$Build-9760</meta:generator>
    <meta:editing-duration>PT2H57M10S</meta:editing-duration>
    <meta:editing-cycles>63</meta:editing-cycles>
    <meta:document-statistic meta:table-count="1" meta:image-count="2" meta:object-count="4" meta:page-count="1" meta:paragraph-count="13" meta:word-count="115" meta:character-count="792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a</mi>
      <mi>,</mi>
      <mi/>
      <msub>
        <mi>u</mi>
        <mn>0</mn>
      </msub>
    </mrow>
    <annotation encoding="StarMath 5.0">a,~u_0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sub>
                      <mi>u</mi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sub>
                        <mi>u</mi>
                        <mn>0</mn>
                      </msub>
                      <mo stretchy="false">−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если ~ u(t) ~&gt;~ u_0 #
alignl 0, ~ если ~ u(t) ~&lt;~ u_0 - a}  right none
</annotation>
  </semantics>
</math>
</file>